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000000230FB745593863BE88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59in" table:align="margins"/>
    </style:style>
    <style:style style:name="Table1.A" style:family="table-column">
      <style:table-column-properties style:column-width="5.059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5.0576in" table:align="margins"/>
    </style:style>
    <style:style style:name="Table4.A" style:family="table-column">
      <style:table-column-properties style:column-width="5.0576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5.0576in" table:align="margins"/>
    </style:style>
    <style:style style:name="Table2.A" style:family="table-column">
      <style:table-column-properties style:column-width="5.0576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5.0576in" table:align="margins"/>
    </style:style>
    <style:style style:name="Table3.A" style:family="table-column">
      <style:table-column-properties style:column-width="5.0576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5" style:family="table">
      <style:table-properties style:width="5.0576in" table:align="margins"/>
    </style:style>
    <style:style style:name="Table5.A" style:family="table-column">
      <style:table-column-properties style:column-width="5.0576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5.0576in" table:align="margins"/>
    </style:style>
    <style:style style:name="Table6.A" style:family="table-column">
      <style:table-column-properties style:column-width="5.0576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7" style:family="table">
      <style:table-properties style:width="5.0576in" table:align="margins"/>
    </style:style>
    <style:style style:name="Table7.A" style:family="table-column">
      <style:table-column-properties style:column-width="5.0576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8" style:family="table">
      <style:table-properties style:width="5.0576in" table:align="margins"/>
    </style:style>
    <style:style style:name="Table8.A" style:family="table-column">
      <style:table-column-properties style:column-width="5.0576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266a75" officeooo:paragraph-rsid="00266a75"/>
    </style:style>
    <style:style style:name="P2" style:family="paragraph" style:parent-style-name="Standard">
      <style:text-properties fo:font-size="18pt" fo:font-weight="bold" officeooo:rsid="00040516" officeooo:paragraph-rsid="0004051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0f53e" officeooo:paragraph-rsid="0000f53e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6c13e" officeooo:paragraph-rsid="0016c13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4c092" officeooo:paragraph-rsid="0004c092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d4f4f" officeooo:paragraph-rsid="000d4f4f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0f099" officeooo:paragraph-rsid="0010f099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7abd5" officeooo:paragraph-rsid="0017abd5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82f95" officeooo:paragraph-rsid="00182f95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9abad" officeooo:paragraph-rsid="0019aba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f0956" officeooo:paragraph-rsid="001f0956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rsid="0000f53e" officeooo:paragraph-rsid="0000f53e" style:font-size-asian="12pt" style:font-size-complex="12pt"/>
    </style:style>
    <style:style style:name="P14" style:family="paragraph" style:parent-style-name="Standard">
      <style:text-properties fo:font-size="12pt" officeooo:rsid="001ceb31" officeooo:paragraph-rsid="001ceb31" style:font-size-asian="12pt" style:font-size-complex="12pt"/>
    </style:style>
    <style:style style:name="P15" style:family="paragraph" style:parent-style-name="Standard">
      <style:text-properties fo:font-size="12pt" officeooo:rsid="00029dca" officeooo:paragraph-rsid="00029dca" style:font-size-asian="12pt" style:font-size-complex="12pt"/>
    </style:style>
    <style:style style:name="P16" style:family="paragraph" style:parent-style-name="Standard">
      <style:text-properties fo:font-size="12pt" officeooo:rsid="00040516" officeooo:paragraph-rsid="00040516" style:font-size-asian="12pt" style:font-size-complex="12pt"/>
    </style:style>
    <style:style style:name="P17" style:family="paragraph" style:parent-style-name="Standard">
      <style:text-properties fo:font-size="12pt" officeooo:rsid="00040516" officeooo:paragraph-rsid="0022de0e" style:font-size-asian="12pt" style:font-size-complex="12pt"/>
    </style:style>
    <style:style style:name="P18" style:family="paragraph" style:parent-style-name="Standard">
      <style:text-properties fo:font-size="12pt" officeooo:rsid="00040516" officeooo:paragraph-rsid="00266a75" style:font-size-asian="12pt" style:font-size-complex="12pt"/>
    </style:style>
    <style:style style:name="P19" style:family="paragraph" style:parent-style-name="Standard">
      <style:text-properties fo:font-size="12pt" officeooo:rsid="00040516" officeooo:paragraph-rsid="00029dca" style:font-size-asian="12pt" style:font-size-complex="12pt"/>
    </style:style>
    <style:style style:name="P20" style:family="paragraph" style:parent-style-name="Standard">
      <style:text-properties fo:font-size="12pt" officeooo:rsid="0015d0f7" officeooo:paragraph-rsid="0017e546" style:font-size-asian="12pt" style:font-size-complex="12pt"/>
    </style:style>
    <style:style style:name="P21" style:family="paragraph" style:parent-style-name="Standard">
      <style:text-properties fo:font-size="12pt" officeooo:rsid="0015d0f7" officeooo:paragraph-rsid="0015d0f7" style:font-size-asian="12pt" style:font-size-complex="12pt"/>
    </style:style>
    <style:style style:name="P22" style:family="paragraph" style:parent-style-name="Standard">
      <style:text-properties fo:font-size="12pt" officeooo:rsid="0015d0f7" officeooo:paragraph-rsid="0016c13e" style:font-size-asian="12pt" style:font-size-complex="12pt"/>
    </style:style>
    <style:style style:name="P23" style:family="paragraph" style:parent-style-name="Standard">
      <style:text-properties fo:font-size="12pt" officeooo:rsid="00032a33" officeooo:paragraph-rsid="00032a33" style:font-size-asian="12pt" style:font-size-complex="12pt"/>
    </style:style>
    <style:style style:name="P24" style:family="paragraph" style:parent-style-name="Standard">
      <style:text-properties fo:font-size="12pt" officeooo:rsid="00098e77" officeooo:paragraph-rsid="00098e77" style:font-size-asian="12pt" style:font-size-complex="12pt"/>
    </style:style>
    <style:style style:name="P25" style:family="paragraph" style:parent-style-name="Standard">
      <style:text-properties fo:font-size="12pt" officeooo:rsid="000b339b" officeooo:paragraph-rsid="000b339b" style:font-size-asian="12pt" style:font-size-complex="12pt"/>
    </style:style>
    <style:style style:name="P26" style:family="paragraph" style:parent-style-name="Standard">
      <style:text-properties fo:font-size="12pt" officeooo:rsid="0004c092" officeooo:paragraph-rsid="0004c092" style:font-size-asian="12pt" style:font-size-complex="12pt"/>
    </style:style>
    <style:style style:name="P27" style:family="paragraph" style:parent-style-name="Standard">
      <style:text-properties fo:font-size="12pt" officeooo:rsid="0004c092" officeooo:paragraph-rsid="00058b12" style:font-size-asian="12pt" style:font-size-complex="12pt"/>
    </style:style>
    <style:style style:name="P28" style:family="paragraph" style:parent-style-name="Standard">
      <style:text-properties fo:font-size="12pt" officeooo:rsid="0004c092" officeooo:paragraph-rsid="0016c13e" style:font-size-asian="12pt" style:font-size-complex="12pt"/>
    </style:style>
    <style:style style:name="P29" style:family="paragraph" style:parent-style-name="Standard">
      <style:text-properties fo:font-size="12pt" officeooo:rsid="000e4980" officeooo:paragraph-rsid="000e4980" style:font-size-asian="12pt" style:font-size-complex="12pt"/>
    </style:style>
    <style:style style:name="P30" style:family="paragraph" style:parent-style-name="Standard">
      <style:text-properties fo:font-size="12pt" officeooo:rsid="0007b0e4" officeooo:paragraph-rsid="0007b0e4" style:font-size-asian="12pt" style:font-size-complex="12pt"/>
    </style:style>
    <style:style style:name="P31" style:family="paragraph" style:parent-style-name="Standard">
      <style:text-properties fo:font-size="12pt" officeooo:rsid="000cb585" officeooo:paragraph-rsid="000cb585" style:font-size-asian="12pt" style:font-size-complex="12pt"/>
    </style:style>
    <style:style style:name="P32" style:family="paragraph" style:parent-style-name="Standard">
      <style:text-properties fo:font-size="12pt" officeooo:rsid="000d4f4f" officeooo:paragraph-rsid="000d4f4f" style:font-size-asian="12pt" style:font-size-complex="12pt"/>
    </style:style>
    <style:style style:name="P33" style:family="paragraph" style:parent-style-name="Standard">
      <style:text-properties fo:font-size="12pt" officeooo:rsid="000d4f4f" officeooo:paragraph-rsid="000e6763" style:font-size-asian="12pt" style:font-size-complex="12pt"/>
    </style:style>
    <style:style style:name="P34" style:family="paragraph" style:parent-style-name="Standard">
      <style:text-properties fo:font-size="12pt" officeooo:rsid="0017e546" officeooo:paragraph-rsid="0017e546" style:font-size-asian="12pt" style:font-size-complex="12pt"/>
    </style:style>
    <style:style style:name="P35" style:family="paragraph" style:parent-style-name="Standard">
      <style:text-properties fo:font-size="12pt" officeooo:rsid="0010f099" officeooo:paragraph-rsid="0010f099" style:font-size-asian="12pt" style:font-size-complex="12pt"/>
    </style:style>
    <style:style style:name="P36" style:family="paragraph" style:parent-style-name="Standard">
      <style:text-properties fo:font-size="12pt" officeooo:rsid="00182f95" officeooo:paragraph-rsid="00182f95" style:font-size-asian="12pt" style:font-size-complex="12pt"/>
    </style:style>
    <style:style style:name="P37" style:family="paragraph" style:parent-style-name="Standard">
      <style:text-properties fo:font-size="12pt" officeooo:rsid="0017abd5" officeooo:paragraph-rsid="0017abd5" style:font-size-asian="12pt" style:font-size-complex="12pt"/>
    </style:style>
    <style:style style:name="P38" style:family="paragraph" style:parent-style-name="Standard">
      <style:text-properties fo:font-size="12pt" officeooo:rsid="0017abd5" officeooo:paragraph-rsid="00248821" style:font-size-asian="12pt" style:font-size-complex="12pt"/>
    </style:style>
    <style:style style:name="P39" style:family="paragraph" style:parent-style-name="Standard">
      <style:text-properties fo:font-size="12pt" officeooo:rsid="001d61a0" officeooo:paragraph-rsid="001d61a0" style:font-size-asian="12pt" style:font-size-complex="12pt"/>
    </style:style>
    <style:style style:name="P40" style:family="paragraph" style:parent-style-name="Standard">
      <style:text-properties fo:font-size="12pt" officeooo:rsid="001d61a0" officeooo:paragraph-rsid="00248821" style:font-size-asian="12pt" style:font-size-complex="12pt"/>
    </style:style>
    <style:style style:name="P41" style:family="paragraph" style:parent-style-name="Standard">
      <style:text-properties fo:font-size="12pt" officeooo:rsid="0019abad" officeooo:paragraph-rsid="0019abad" style:font-size-asian="12pt" style:font-size-complex="12pt"/>
    </style:style>
    <style:style style:name="P42" style:family="paragraph" style:parent-style-name="Standard">
      <style:text-properties fo:font-size="12pt" officeooo:rsid="0019abad" officeooo:paragraph-rsid="0019cc18" style:font-size-asian="12pt" style:font-size-complex="12pt"/>
    </style:style>
    <style:style style:name="P43" style:family="paragraph" style:parent-style-name="Standard">
      <style:text-properties fo:font-size="12pt" officeooo:rsid="0019abad" officeooo:paragraph-rsid="0021aafc" style:font-size-asian="12pt" style:font-size-complex="12pt"/>
    </style:style>
    <style:style style:name="P44" style:family="paragraph" style:parent-style-name="Standard">
      <style:text-properties fo:font-size="12pt" officeooo:rsid="00248821" officeooo:paragraph-rsid="00248821" style:font-size-asian="12pt" style:font-size-complex="12pt"/>
    </style:style>
    <style:style style:name="P45" style:family="paragraph" style:parent-style-name="Standard">
      <style:text-properties fo:font-size="12pt" style:text-underline-style="solid" style:text-underline-width="auto" style:text-underline-color="font-color" fo:font-weight="bold" officeooo:rsid="0000f53e" officeooo:paragraph-rsid="0000f53e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style:text-underline-style="solid" style:text-underline-width="auto" style:text-underline-color="font-color" fo:font-weight="bold" officeooo:rsid="0017e546" officeooo:paragraph-rsid="0017e546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style:text-underline-style="solid" style:text-underline-width="auto" style:text-underline-color="font-color" fo:font-weight="bold" officeooo:rsid="00029dca" officeooo:paragraph-rsid="00029dca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style:text-underline-style="solid" style:text-underline-width="auto" style:text-underline-color="font-color" fo:font-weight="bold" officeooo:rsid="00032a33" officeooo:paragraph-rsid="00032a33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style:text-underline-style="solid" style:text-underline-width="auto" style:text-underline-color="font-color" fo:font-weight="bold" officeooo:rsid="00040516" officeooo:paragraph-rsid="00040516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style:text-underline-style="solid" style:text-underline-width="auto" style:text-underline-color="font-color" fo:font-weight="bold" officeooo:rsid="00098e77" officeooo:paragraph-rsid="00098e77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style:text-underline-style="solid" style:text-underline-width="auto" style:text-underline-color="font-color" fo:font-weight="bold" officeooo:rsid="000b339b" officeooo:paragraph-rsid="000b339b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style:text-underline-style="solid" style:text-underline-width="auto" style:text-underline-color="font-color" fo:font-weight="bold" officeooo:rsid="000e4980" officeooo:paragraph-rsid="000e4980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style:text-underline-style="solid" style:text-underline-width="auto" style:text-underline-color="font-color" fo:font-weight="bold" officeooo:rsid="0004c092" officeooo:paragraph-rsid="0004c092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style:text-underline-style="solid" style:text-underline-width="auto" style:text-underline-color="font-color" fo:font-weight="bold" officeooo:rsid="0007b0e4" officeooo:paragraph-rsid="0007b0e4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style:text-underline-style="solid" style:text-underline-width="auto" style:text-underline-color="font-color" fo:font-weight="bold" officeooo:rsid="000cb585" officeooo:paragraph-rsid="000cb585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style:text-underline-style="solid" style:text-underline-width="auto" style:text-underline-color="font-color" fo:font-weight="bold" officeooo:rsid="000d4f4f" officeooo:paragraph-rsid="000d4f4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style:text-underline-style="solid" style:text-underline-width="auto" style:text-underline-color="font-color" fo:font-weight="bold" officeooo:rsid="0015d0f7" officeooo:paragraph-rsid="0015d0f7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style:text-underline-style="solid" style:text-underline-width="auto" style:text-underline-color="font-color" fo:font-weight="bold" officeooo:rsid="00182f95" officeooo:paragraph-rsid="00182f95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style:text-underline-style="solid" style:text-underline-width="auto" style:text-underline-color="font-color" fo:font-weight="bold" officeooo:rsid="0017abd5" officeooo:paragraph-rsid="0017abd5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style:text-underline-style="solid" style:text-underline-width="auto" style:text-underline-color="font-color" fo:font-weight="bold" officeooo:rsid="001d61a0" officeooo:paragraph-rsid="001d61a0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style="normal" officeooo:rsid="00040516" officeooo:paragraph-rsid="00040516" style:font-size-asian="12pt" style:font-style-asian="normal" style:font-size-complex="12pt" style:font-style-complex="normal"/>
    </style:style>
    <style:style style:name="P62" style:family="paragraph" style:parent-style-name="Standard">
      <style:text-properties fo:font-size="12pt" fo:font-style="normal" officeooo:rsid="00040516" officeooo:paragraph-rsid="0022de0e" style:font-size-asian="12pt" style:font-style-asian="normal" style:font-size-complex="12pt" style:font-style-complex="normal"/>
    </style:style>
    <style:style style:name="P63" style:family="paragraph" style:parent-style-name="Standard">
      <style:text-properties fo:font-size="12pt" fo:font-style="normal" officeooo:rsid="00040516" officeooo:paragraph-rsid="00248821" style:font-size-asian="12pt" style:font-style-asian="normal" style:font-size-complex="12pt" style:font-style-complex="normal"/>
    </style:style>
    <style:style style:name="P64" style:family="paragraph" style:parent-style-name="Standard">
      <style:text-properties fo:font-size="12pt" fo:font-style="normal" officeooo:rsid="00040516" officeooo:paragraph-rsid="00266a75" style:font-size-asian="12pt" style:font-style-asian="normal" style:font-size-complex="12pt" style:font-style-complex="normal"/>
    </style:style>
    <style:style style:name="P65" style:family="paragraph" style:parent-style-name="Standard">
      <style:text-properties fo:font-size="12pt" fo:font-style="normal" officeooo:rsid="0022de0e" officeooo:paragraph-rsid="00248821" style:font-size-asian="12pt" style:font-style-asian="normal" style:font-size-complex="12pt" style:font-style-complex="normal"/>
    </style:style>
    <style:style style:name="P66" style:family="paragraph" style:parent-style-name="Standard">
      <style:text-properties fo:font-size="12pt" fo:font-style="normal" officeooo:rsid="0022de0e" officeooo:paragraph-rsid="00266a75" style:font-size-asian="12pt" style:font-style-asian="normal" style:font-size-complex="12pt" style:font-style-complex="normal"/>
    </style:style>
    <style:style style:name="P67" style:family="paragraph" style:parent-style-name="Standard">
      <style:text-properties fo:font-size="10pt" officeooo:rsid="0015d0f7" officeooo:paragraph-rsid="0015d0f7" style:font-size-asian="10pt" style:font-size-complex="10pt"/>
    </style:style>
    <style:style style:name="P68" style:family="paragraph" style:parent-style-name="Standard">
      <style:text-properties fo:font-size="10pt" officeooo:rsid="0019abad" officeooo:paragraph-rsid="0021aafc" style:font-size-asian="10pt" style:font-size-complex="10pt"/>
    </style:style>
    <style:style style:name="P69" style:family="paragraph" style:parent-style-name="Standard">
      <style:text-properties fo:font-size="10pt" officeooo:rsid="0019abad" officeooo:paragraph-rsid="0019abad" style:font-size-asian="10pt" style:font-size-complex="10pt"/>
    </style:style>
    <style:style style:name="P70" style:family="paragraph" style:parent-style-name="Standard">
      <style:text-properties fo:font-size="10pt" officeooo:rsid="0019abad" officeooo:paragraph-rsid="00209b97" style:font-size-asian="10pt" style:font-size-complex="10pt"/>
    </style:style>
    <style:style style:name="P71" style:family="paragraph" style:parent-style-name="Standard">
      <style:text-properties fo:font-size="10pt" fo:font-style="italic" officeooo:rsid="0000f53e" officeooo:paragraph-rsid="0000f53e" style:font-size-asian="10pt" style:font-style-asian="italic" style:font-size-complex="10pt" style:font-style-complex="italic"/>
    </style:style>
    <style:style style:name="P72" style:family="paragraph" style:parent-style-name="Standard">
      <style:text-properties fo:font-size="10pt" fo:font-style="italic" officeooo:rsid="001ceb31" officeooo:paragraph-rsid="001ceb31" style:font-size-asian="10pt" style:font-style-asian="italic" style:font-size-complex="10pt" style:font-style-complex="italic"/>
    </style:style>
    <style:style style:name="P73" style:family="paragraph" style:parent-style-name="Standard">
      <style:text-properties fo:font-size="10pt" fo:font-style="italic" officeooo:rsid="0015d0f7" officeooo:paragraph-rsid="0017e546" style:font-size-asian="10pt" style:font-style-asian="italic" style:font-size-complex="10pt" style:font-style-complex="italic"/>
    </style:style>
    <style:style style:name="P74" style:family="paragraph" style:parent-style-name="Standard">
      <style:text-properties fo:font-size="10pt" fo:font-style="italic" officeooo:rsid="0015d0f7" officeooo:paragraph-rsid="0015d0f7" style:font-size-asian="10pt" style:font-style-asian="italic" style:font-size-complex="10pt" style:font-style-complex="italic"/>
    </style:style>
    <style:style style:name="P75" style:family="paragraph" style:parent-style-name="Standard">
      <style:text-properties fo:font-size="10pt" fo:font-style="italic" officeooo:rsid="00029dca" officeooo:paragraph-rsid="00029dca" style:font-size-asian="10pt" style:font-style-asian="italic" style:font-size-complex="10pt" style:font-style-complex="italic"/>
    </style:style>
    <style:style style:name="P76" style:family="paragraph" style:parent-style-name="Standard">
      <style:text-properties fo:font-size="10pt" fo:font-style="italic" officeooo:rsid="00029dca" officeooo:paragraph-rsid="00040516" style:font-size-asian="10pt" style:font-style-asian="italic" style:font-size-complex="10pt" style:font-style-complex="italic"/>
    </style:style>
    <style:style style:name="P77" style:family="paragraph" style:parent-style-name="Standard">
      <style:text-properties fo:font-size="10pt" fo:font-style="italic" officeooo:rsid="00040516" officeooo:paragraph-rsid="00040516" style:font-size-asian="10pt" style:font-style-asian="italic" style:font-size-complex="10pt" style:font-style-complex="italic"/>
    </style:style>
    <style:style style:name="P78" style:family="paragraph" style:parent-style-name="Standard">
      <style:text-properties fo:font-size="10pt" fo:font-style="italic" officeooo:rsid="00032a33" officeooo:paragraph-rsid="00032a33" style:font-size-asian="10pt" style:font-style-asian="italic" style:font-size-complex="10pt" style:font-style-complex="italic"/>
    </style:style>
    <style:style style:name="P79" style:family="paragraph" style:parent-style-name="Standard">
      <style:text-properties fo:font-size="10pt" fo:font-style="italic" officeooo:rsid="00032a33" officeooo:paragraph-rsid="00040516" style:font-size-asian="10pt" style:font-style-asian="italic" style:font-size-complex="10pt" style:font-style-complex="italic"/>
    </style:style>
    <style:style style:name="P80" style:family="paragraph" style:parent-style-name="Standard">
      <style:text-properties fo:font-size="10pt" fo:font-style="italic" officeooo:rsid="000b339b" officeooo:paragraph-rsid="000b339b" style:font-size-asian="10pt" style:font-style-asian="italic" style:font-size-complex="10pt" style:font-style-complex="italic"/>
    </style:style>
    <style:style style:name="P81" style:family="paragraph" style:parent-style-name="Standard">
      <style:text-properties fo:font-size="10pt" fo:font-style="italic" officeooo:rsid="000b339b" officeooo:paragraph-rsid="000e4980" style:font-size-asian="10pt" style:font-style-asian="italic" style:font-size-complex="10pt" style:font-style-complex="italic"/>
    </style:style>
    <style:style style:name="P82" style:family="paragraph" style:parent-style-name="Standard">
      <style:text-properties fo:font-size="10pt" fo:font-style="italic" officeooo:rsid="00098e77" officeooo:paragraph-rsid="00098e77" style:font-size-asian="10pt" style:font-style-asian="italic" style:font-size-complex="10pt" style:font-style-complex="italic"/>
    </style:style>
    <style:style style:name="P83" style:family="paragraph" style:parent-style-name="Standard">
      <style:text-properties fo:font-size="10pt" fo:font-style="italic" officeooo:rsid="0004c092" officeooo:paragraph-rsid="0004c092" style:font-size-asian="10pt" style:font-style-asian="italic" style:font-size-complex="10pt" style:font-style-complex="italic"/>
    </style:style>
    <style:style style:name="P84" style:family="paragraph" style:parent-style-name="Standard">
      <style:text-properties fo:font-size="10pt" fo:font-style="italic" officeooo:rsid="0004c092" officeooo:paragraph-rsid="0017e546" style:font-size-asian="10pt" style:font-style-asian="italic" style:font-size-complex="10pt" style:font-style-complex="italic"/>
    </style:style>
    <style:style style:name="P85" style:family="paragraph" style:parent-style-name="Standard">
      <style:text-properties fo:font-size="10pt" fo:font-style="italic" officeooo:rsid="0004c092" officeooo:paragraph-rsid="00058b12" style:font-size-asian="10pt" style:font-style-asian="italic" style:font-size-complex="10pt" style:font-style-complex="italic"/>
    </style:style>
    <style:style style:name="P86" style:family="paragraph" style:parent-style-name="Standard">
      <style:text-properties fo:font-size="10pt" fo:font-style="italic" officeooo:rsid="0004c092" officeooo:paragraph-rsid="0016c13e" style:font-size-asian="10pt" style:font-style-asian="italic" style:font-size-complex="10pt" style:font-style-complex="italic"/>
    </style:style>
    <style:style style:name="P87" style:family="paragraph" style:parent-style-name="Standard">
      <style:text-properties fo:font-size="10pt" fo:font-style="italic" officeooo:rsid="0004c092" officeooo:paragraph-rsid="0017abd5" style:font-size-asian="10pt" style:font-style-asian="italic" style:font-size-complex="10pt" style:font-style-complex="italic"/>
    </style:style>
    <style:style style:name="P88" style:family="paragraph" style:parent-style-name="Standard">
      <style:text-properties fo:font-size="10pt" fo:font-style="italic" officeooo:rsid="0004c092" officeooo:paragraph-rsid="0019cc18" style:font-size-asian="10pt" style:font-style-asian="italic" style:font-size-complex="10pt" style:font-style-complex="italic"/>
    </style:style>
    <style:style style:name="P89" style:family="paragraph" style:parent-style-name="Standard">
      <style:text-properties fo:font-size="10pt" fo:font-style="italic" officeooo:rsid="00058b12" officeooo:paragraph-rsid="00058b12" style:font-size-asian="10pt" style:font-style-asian="italic" style:font-size-complex="10pt" style:font-style-complex="italic"/>
    </style:style>
    <style:style style:name="P90" style:family="paragraph" style:parent-style-name="Standard">
      <style:text-properties fo:font-size="10pt" fo:font-style="italic" officeooo:rsid="0007b0e4" officeooo:paragraph-rsid="0007b0e4" style:font-size-asian="10pt" style:font-style-asian="italic" style:font-size-complex="10pt" style:font-style-complex="italic"/>
    </style:style>
    <style:style style:name="P91" style:family="paragraph" style:parent-style-name="Standard">
      <style:text-properties fo:font-size="10pt" fo:font-style="italic" officeooo:rsid="0007b0e4" officeooo:paragraph-rsid="000d4f4f" style:font-size-asian="10pt" style:font-style-asian="italic" style:font-size-complex="10pt" style:font-style-complex="italic"/>
    </style:style>
    <style:style style:name="P92" style:family="paragraph" style:parent-style-name="Standard">
      <style:text-properties fo:font-size="10pt" fo:font-style="italic" officeooo:rsid="0007b0e4" officeooo:paragraph-rsid="00122a84" style:font-size-asian="10pt" style:font-style-asian="italic" style:font-size-complex="10pt" style:font-style-complex="italic"/>
    </style:style>
    <style:style style:name="P93" style:family="paragraph" style:parent-style-name="Standard">
      <style:text-properties fo:font-size="10pt" fo:font-style="italic" officeooo:rsid="000d4f4f" officeooo:paragraph-rsid="000d4f4f" style:font-size-asian="10pt" style:font-style-asian="italic" style:font-size-complex="10pt" style:font-style-complex="italic"/>
    </style:style>
    <style:style style:name="P94" style:family="paragraph" style:parent-style-name="Standard">
      <style:text-properties fo:font-size="10pt" fo:font-style="italic" officeooo:rsid="000e6763" officeooo:paragraph-rsid="000e6763" style:font-size-asian="10pt" style:font-style-asian="italic" style:font-size-complex="10pt" style:font-style-complex="italic"/>
    </style:style>
    <style:style style:name="P95" style:family="paragraph" style:parent-style-name="Standard">
      <style:text-properties fo:font-size="10pt" fo:font-style="italic" officeooo:rsid="000cb585" officeooo:paragraph-rsid="000cb585" style:font-size-asian="10pt" style:font-style-asian="italic" style:font-size-complex="10pt" style:font-style-complex="italic"/>
    </style:style>
    <style:style style:name="P96" style:family="paragraph" style:parent-style-name="Standard">
      <style:text-properties fo:font-size="10pt" fo:font-style="italic" officeooo:rsid="0010f099" officeooo:paragraph-rsid="0010f099" style:font-size-asian="10pt" style:font-style-asian="italic" style:font-size-complex="10pt" style:font-style-complex="italic"/>
    </style:style>
    <style:style style:name="P97" style:family="paragraph" style:parent-style-name="Standard">
      <style:text-properties fo:font-size="10pt" fo:font-style="italic" officeooo:rsid="0017abd5" officeooo:paragraph-rsid="0017abd5" style:font-size-asian="10pt" style:font-style-asian="italic" style:font-size-complex="10pt" style:font-style-complex="italic"/>
    </style:style>
    <style:style style:name="P98" style:family="paragraph" style:parent-style-name="Standard">
      <style:text-properties fo:font-size="10pt" fo:font-style="italic" officeooo:rsid="00122a84" officeooo:paragraph-rsid="00122a84" style:font-size-asian="10pt" style:font-style-asian="italic" style:font-size-complex="10pt" style:font-style-complex="italic"/>
    </style:style>
    <style:style style:name="P99" style:family="paragraph" style:parent-style-name="Standard">
      <style:text-properties fo:font-size="10pt" fo:font-style="italic" officeooo:rsid="001d61a0" officeooo:paragraph-rsid="001d61a0" style:font-size-asian="10pt" style:font-style-asian="italic" style:font-size-complex="10pt" style:font-style-complex="italic"/>
    </style:style>
    <style:style style:name="P100" style:family="paragraph" style:parent-style-name="Standard">
      <style:text-properties fo:font-size="10pt" fo:language="es" fo:country="ES" officeooo:rsid="0019abad" officeooo:paragraph-rsid="00209b97" style:font-size-asian="10pt" style:font-size-complex="10pt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029dca" officeooo:paragraph-rsid="00029dca" style:font-size-asian="12pt" style:font-size-complex="12pt"/>
    </style:style>
    <style:style style:name="P10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2pt" officeooo:rsid="00029dca" officeooo:paragraph-rsid="00029dca" style:font-size-asian="12pt" style:font-size-complex="12pt"/>
    </style:style>
    <style:style style:name="P10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029dca" officeooo:paragraph-rsid="00029dca" style:font-size-asian="10pt" style:font-style-asian="italic" style:font-size-complex="10pt" style:font-style-complex="italic"/>
    </style:style>
    <style:style style:name="P104" style:family="paragraph" style:parent-style-name="Standard">
      <style:text-properties fo:font-size="18pt" fo:font-weight="bold" officeooo:rsid="0016c13e" officeooo:paragraph-rsid="0016c13e" style:font-size-asian="18pt" style:font-weight-asian="bold" style:font-size-complex="18pt" style:font-weight-complex="bold"/>
    </style:style>
    <style:style style:name="P105" style:family="paragraph" style:parent-style-name="Standard">
      <style:text-properties fo:font-size="12pt" style:text-underline-style="none" fo:font-weight="bold" officeooo:rsid="00040516" officeooo:paragraph-rsid="00266a75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style:text-underline-style="none" fo:font-weight="bold" officeooo:rsid="00040516" officeooo:paragraph-rsid="0022de0e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size="12pt" style:text-underline-style="solid" style:text-underline-width="auto" style:text-underline-color="font-color" fo:font-weight="bold" officeooo:rsid="001d61a0" officeooo:paragraph-rsid="001d61a0" style:font-size-asian="12pt" style:font-weight-asian="bold" style:font-size-complex="12pt" style:font-weight-complex="bold"/>
    </style:style>
    <style:style style:name="P108" style:family="paragraph" style:parent-style-name="Standard">
      <style:text-properties fo:font-size="12pt" officeooo:rsid="0017abd5" officeooo:paragraph-rsid="0017abd5" style:font-size-asian="12pt" style:font-size-complex="12pt"/>
    </style:style>
    <style:style style:name="P109" style:family="paragraph" style:parent-style-name="Standard">
      <style:text-properties fo:font-size="12pt" fo:font-style="normal" officeooo:rsid="00040516" officeooo:paragraph-rsid="00040516" style:font-size-asian="12pt" style:font-style-asian="normal" style:font-size-complex="12pt" style:font-style-complex="normal"/>
    </style:style>
    <style:style style:name="P110" style:family="paragraph" style:parent-style-name="Standard">
      <style:text-properties fo:font-size="10pt" fo:font-style="italic" officeooo:rsid="0004c092" officeooo:paragraph-rsid="0016c13e" style:font-size-asian="10pt" style:font-style-asian="italic" style:font-size-complex="10pt" style:font-style-complex="italic"/>
    </style:style>
    <style:style style:name="P111" style:family="paragraph" style:parent-style-name="Header">
      <style:text-properties officeooo:paragraph-rsid="00284005"/>
    </style:style>
    <style:style style:name="T1" style:family="text">
      <style:text-properties style:font-name="Arial Black" fo:font-size="15pt" style:text-underline-style="none" fo:font-weight="bold" officeooo:rsid="00284005" style:font-size-asian="15pt" style:font-weight-asian="bold" style:font-size-complex="15pt" style:font-weight-complex="bold"/>
    </style:style>
    <style:style style:name="T2" style:family="text">
      <style:text-properties style:font-name="Arial Black" fo:font-size="15pt" style:text-underline-style="none" fo:font-weight="bold" officeooo:rsid="00266a75" style:font-size-asian="15pt" style:font-weight-asian="bold" style:font-size-complex="15pt" style:font-weight-complex="bold"/>
    </style:style>
    <style:style style:name="T3" style:family="text">
      <style:text-properties style:font-name="Arial Black" fo:font-size="10pt" style:text-underline-style="none" fo:font-weight="normal" officeooo:rsid="00284005" style:font-size-asian="10pt" style:font-weight-asian="normal" style:font-size-complex="10pt" style:font-weight-complex="normal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32a33"/>
    </style:style>
    <style:style style:name="T7" style:family="text">
      <style:text-properties officeooo:rsid="00040516"/>
    </style:style>
    <style:style style:name="T8" style:family="text">
      <style:text-properties officeooo:rsid="00058b12"/>
    </style:style>
    <style:style style:name="T9" style:family="text">
      <style:text-properties officeooo:rsid="0006a705"/>
    </style:style>
    <style:style style:name="T10" style:family="text">
      <style:text-properties officeooo:rsid="00084473"/>
    </style:style>
    <style:style style:name="T11" style:family="text">
      <style:text-properties officeooo:rsid="00098e77"/>
    </style:style>
    <style:style style:name="T12" style:family="text">
      <style:text-properties officeooo:rsid="000d4f4f"/>
    </style:style>
    <style:style style:name="T13" style:family="text">
      <style:text-properties officeooo:rsid="000e6763"/>
    </style:style>
    <style:style style:name="T14" style:family="text">
      <style:text-properties officeooo:rsid="000fdf92"/>
    </style:style>
    <style:style style:name="T15" style:family="text">
      <style:text-properties officeooo:rsid="00118043"/>
    </style:style>
    <style:style style:name="T16" style:family="text">
      <style:text-properties officeooo:rsid="00122a84"/>
    </style:style>
    <style:style style:name="T17" style:family="text">
      <style:text-properties officeooo:rsid="00140c68"/>
    </style:style>
    <style:style style:name="T18" style:family="text">
      <style:text-properties officeooo:rsid="0016c13e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0e6763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ceb31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d61a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22a84" style:font-weight-asian="bold" style:font-weight-complex="bold"/>
    </style:style>
    <style:style style:name="T24" style:family="text">
      <style:text-properties officeooo:rsid="0017e546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182f95"/>
    </style:style>
    <style:style style:name="T28" style:family="text">
      <style:text-properties officeooo:rsid="00182f9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b866a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f095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209b97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248821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1ceb31" style:font-style-asian="italic" style:font-weight-asian="bold" style:font-style-complex="italic" style:font-weight-complex="bold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officeooo:rsid="0019cc18"/>
    </style:style>
    <style:style style:name="T37" style:family="text">
      <style:text-properties officeooo:rsid="001b866a"/>
    </style:style>
    <style:style style:name="T38" style:family="text">
      <style:text-properties officeooo:rsid="001ceb31"/>
    </style:style>
    <style:style style:name="T39" style:family="text">
      <style:text-properties officeooo:rsid="001f0956"/>
    </style:style>
    <style:style style:name="T40" style:family="text">
      <style:text-properties officeooo:rsid="00209b97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17e546" style:font-size-asian="10pt" style:font-size-complex="10pt"/>
    </style:style>
    <style:style style:name="T43" style:family="text">
      <style:text-properties fo:font-size="10pt" officeooo:rsid="00182f95" style:font-size-asian="10pt" style:font-size-complex="10pt"/>
    </style:style>
    <style:style style:name="T44" style:family="text">
      <style:text-properties fo:font-size="10pt" officeooo:rsid="0021aafc" style:font-size-asian="10pt" style:font-size-complex="10pt"/>
    </style:style>
    <style:style style:name="T45" style:family="text">
      <style:text-properties fo:font-size="10pt" fo:font-style="italic" style:font-size-asian="10pt" style:font-style-asian="italic" style:font-size-complex="10pt" style:font-style-complex="italic"/>
    </style:style>
    <style:style style:name="T46" style:family="text">
      <style:text-properties fo:font-size="10pt" fo:font-style="italic" officeooo:rsid="00029dca" style:font-size-asian="10pt" style:font-style-asian="italic" style:font-size-complex="10pt" style:font-style-complex="italic"/>
    </style:style>
    <style:style style:name="T47" style:family="text">
      <style:text-properties fo:font-size="10pt" fo:font-style="italic" officeooo:rsid="001d61a0" style:font-size-asian="10pt" style:font-style-asian="italic" style:font-size-complex="10pt" style:font-style-complex="italic"/>
    </style:style>
    <style:style style:name="T48" style:family="text">
      <style:text-properties fo:font-size="10pt" fo:font-style="italic" officeooo:rsid="0022de0e" style:font-size-asian="10pt" style:font-style-asian="italic" style:font-size-complex="10pt" style:font-style-complex="italic"/>
    </style:style>
    <style:style style:name="T49" style:family="text">
      <style:text-properties fo:font-size="10pt" fo:font-style="italic" officeooo:rsid="000e6763" style:font-size-asian="10pt" style:font-style-asian="italic" style:font-size-complex="10pt" style:font-style-complex="italic"/>
    </style:style>
    <style:style style:name="T50" style:family="text">
      <style:text-properties fo:font-size="10pt" fo:font-style="italic" officeooo:rsid="0017e546" style:font-size-asian="10pt" style:font-style-asian="italic" style:font-size-complex="10pt" style:font-style-complex="italic"/>
    </style:style>
    <style:style style:name="T51" style:family="text">
      <style:text-properties fo:font-size="10pt" fo:font-style="italic" officeooo:rsid="00084473" style:font-size-asian="10pt" style:font-style-asian="italic" style:font-size-complex="10pt" style:font-style-complex="italic"/>
    </style:style>
    <style:style style:name="T52" style:family="text">
      <style:text-properties fo:font-size="10pt" fo:font-style="italic" officeooo:rsid="00182f95" style:font-size-asian="10pt" style:font-style-asian="italic" style:font-size-complex="10pt" style:font-style-complex="italic"/>
    </style:style>
    <style:style style:name="T53" style:family="text">
      <style:text-properties fo:font-size="10pt" fo:font-style="italic" officeooo:rsid="0016c13e" style:font-size-asian="10pt" style:font-style-asian="italic" style:font-size-complex="10pt" style:font-style-complex="italic"/>
    </style:style>
    <style:style style:name="T5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5" style:family="text">
      <style:text-properties fo:font-size="10pt" fo:font-style="italic" fo:font-weight="bold" officeooo:rsid="0021aafc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fo:font-size="10pt" fo:font-weight="normal" officeooo:rsid="00284005" style:font-size-asian="10pt" style:font-weight-asian="normal" style:font-size-complex="10pt" style:font-weight-complex="normal"/>
    </style:style>
    <style:style style:name="T57" style:family="text">
      <style:text-properties officeooo:rsid="00248821"/>
    </style:style>
    <style:style style:name="T58" style:family="text">
      <style:text-properties officeooo:rsid="00284005"/>
    </style:style>
    <style:style style:name="T59" style:family="text">
      <style:text-properties fo:font-weight="normal" officeooo:rsid="00284005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Instalación de productos</text:p>
        <text:p text:style-name="P12"/>
        <text:p text:style-name="P45"><text:span text:style-name="T25"><text:tab/></text:span>Instalación docker community.</text:p>
        <text:p text:style-name="P13"/>
        <text:p text:style-name="P71"><text:tab/>$ curl -sSL https://get.docker.com/ | sh</text:p>
        <text:p text:style-name="P71"><text:tab/>- Para versiones experimentales o de test (RCs)</text:p>
        <text:p text:style-name="P71"><text:tab/>$ curl -sSL https://[<text:span text:style-name="T28">test</text:span>|experimental].docker.com/ | sh</text:p>
        <text:p text:style-name="P71"/>
        <text:p text:style-name="P45"><text:span text:style-name="T25"><text:tab/></text:span>Instalación docker commercially supported (la guía está actualizada a Diciembre de 2016, consultar https://docs.docker.com/cs-engine/install/ para una versión actualizada).</text:p>
        <text:p text:style-name="P13"/>
        <text:p text:style-name="P71"><text:tab/>- RedHat</text:p>
        <text:p text:style-name="P71"><text:tab/>$ sudo rpm --import "https://sks-keyservers.net/pks/lookup?op=get&amp;search=0xee6d536cf7dc86e2d7d56f59a178ac6c6238f52e"</text:p>
        <text:p text:style-name="P71"><text:tab/>$ sudo yum install -y yum-utils</text:p>
        <text:p text:style-name="P71"><text:tab/>$ sudo yum-config-manager --add-repo https://packages.docker.com/1.12/yum/repo/main/centos/7</text:p>
        <text:p text:style-name="P71"><text:tab/>$ sudo yum install docker-engine</text:p>
        <text:p text:style-name="P71"/>
        <text:p text:style-name="P71"><text:tab/>- Ubuntu</text:p>
        <text:p text:style-name="P71"><text:tab/>$ curl -s 'https://sks-keyservers.net/pks/lookup?op=get&amp;search=0xee6d536cf7dc86e2d7d56f59a178ac6c6238f52e' | sudo apt-key add --import</text:p>
        <text:p text:style-name="P71"><text:tab/>$ sudo apt-get update &amp;&amp; sudo apt-get install apt-transport-https</text:p>
        <text:p text:style-name="P71"><text:tab/>$ sudo apt-get install -y linux-image-extra-$(uname -r) linux-image-extra-virtual</text:p>
        <text:p text:style-name="P71"><text:tab/>$ echo "deb https://packages.docker.com/1.12/apt/repo ubuntu-trusty main" | sudo tee /etc/apt/sources.list.d/docker.list</text:p>
        <text:p text:style-name="P71"><text:tab/>$ sudo apt-get update &amp;&amp; sudo apt-get install docker-engine</text:p>
        <text:p text:style-name="P13"/>
        <text:p text:style-name="P13"/>
        <text:p text:style-name="P13"><text:tab/><text:span text:style-name="T21">Instalación docker-compose </text:span><text:span text:style-name="T22">(para versión 1.9, Diciembre 2016)</text:span></text:p>
        <text:p text:style-name="P14"><text:tab/></text:p>
        <text:p text:style-name="P72"><text:tab/>$ sudo curl -L "https://github.com/docker/compose/releases/download/1.9.0/docker-compose-$(uname -s)-$(uname -m)" -o /usr/local/bin/docker-compose</text:p>
        <text:p text:style-name="P72"><text:tab/>$ sudo chmod +x /usr/local/bin/docker-compose</text:p>
        <text:p text:style-name="P13"/>
        <text:p text:style-name="P13"/>
        <text:p text:style-name="P3">Gestión de Docker Engine</text:p>
        <text:p text:style-name="P13"><text:tab/></text:p>
        <text:p text:style-name="P13"><text:tab/><text:span text:style-name="T45">$ </text:span><text:span text:style-name="T46">sudo </text:span><text:span text:style-name="T45">systemctl start</text:span><text:span text:style-name="T47">|</text:span><text:span text:style-name="T45">stop</text:span><text:span text:style-name="T47">|</text:span><text:span text:style-name="T45">restart docker</text:span></text:p>
        <text:p text:style-name="P13"/>
        <text:p text:style-name="P45"><text:span text:style-name="T25"><text:tab/></text:span>Configuración de Docker Engine</text:p>
        <text:p text:style-name="P15"/>
        <text:p text:style-name="P102">Copiar el fichero de configuración /lib/systemd/system/docker.service que viene por defecto durante la instlaación del software en /etc/systemd/system/docker.service para modificar un fichero customizado en lugar del anterior.</text:p>
        <text:p text:style-name="P102">Todos los cambios realizados sobre los ficheros unit de systemd tienen que ser seguidos de “sudo systemctl daemon-reload” para que tengan efecto.</text:p>
        <text:p text:style-name="P19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8">NOTA: </text:p>
              <text:p text:style-name="P18">Podemos proporcionar acceso local al socket de docker agregando usuarios al grupo docker.</text:p>
            </table:table-cell>
          </table:table-row>
        </table:table>
        <text:p text:style-name="P18"/>
        <text:p text:style-name="P101">Para realizar cambios sobre el demonio docker modificaremos el arranque del mismo (ExecStart).</text:p>
        <text:p text:style-name="P101"/>
        <text:p text:style-name="P103"><text:s/># dockerd</text:p>
        <text:p text:style-name="P103"><text:tab/> --host fd://<text:tab/>&lt;-- </text:p>
        <text:p text:style-name="P103"><text:tab/> --host unix:///var/run/docker.sock</text:p>
        <text:p text:style-name="P103"><text:tab/> --host tcp://[IP]:[Puerto]</text:p>
        <text:p text:style-name="P103"><text:tab/> --debug</text:p>
        <text:p text:style-name="P103"><text:tab/> --log-level=info|warning|error</text:p>
        <text:p text:style-name="P16"/>
        <text:p text:style-name="P46"><text:soft-page-break/><text:span text:style-name="T25"><text:tab/></text:span>Gestión de versiones de cliente y Docker Engine:</text:p>
        <text:p text:style-name="P20"/>
        <text:p text:style-name="P20"><text:tab/><text:span text:style-name="T45">$ sudo docker info</text:span></text:p>
        <text:p text:style-name="P73"/>
        <text:p text:style-name="P73"><text:tab/>$ sudo docker version</text:p>
        <text:p text:style-name="P16"/>
        <text:p text:style-name="P16"/>
        <text:p text:style-name="P2">Gestión de Imágenes</text:p>
        <text:p text:style-name="P16"/>
        <text:p text:style-name="P47"><text:span text:style-name="T25"><text:tab/></text:span>Creación de Imágenes:</text:p>
        <text:p text:style-name="P15"/>
        <text:p text:style-name="P75"><text:tab/>$ sudo docker build [--<text:span text:style-name="T6">tag</text:span> etiqueta] <text:s/>--<text:span text:style-name="T6">file [fichero_dockerfile] [directorio_de_trabajo]</text:span></text:p>
        <text:p text:style-name="P15"/>
        <text:p text:style-name="P64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66">NOTA: </text:p>
              <text:p text:style-name="P66">Para referenciar una imagen podemos usar el formato completo <text:span text:style-name="T7">[registro]:[puerto]/[usuario]/[nombre_imagen:etiqueta] </text:span>o bien su identificador.</text:p>
            </table:table-cell>
          </table:table-row>
        </table:table>
        <text:p text:style-name="P105"/>
        <text:p text:style-name="P48"><text:span text:style-name="T25"><text:tab/></text:span>Revisión de creación de imagen:</text:p>
        <text:p text:style-name="P23"><text:tab/></text:p>
        <text:p text:style-name="P78"><text:tab/>$ sudo docker images</text:p>
        <text:p text:style-name="P78"/>
        <text:p text:style-name="P75"><text:tab/><text:span text:style-name="T6">$ sudo docker history [nombre_imagen:etiqueta]</text:span></text:p>
        <text:p text:style-name="P76"><text:tab/></text:p>
        <text:p text:style-name="P79"><text:tab/>$ sudo docker inspect [nombre_imagen:eqtiqueta]</text:p>
        <text:p text:style-name="P15"/>
        <text:p text:style-name="P49"><text:span text:style-name="T25"><text:tab/></text:span>Borrado de imágenes:</text:p>
        <text:p text:style-name="P16"/>
        <text:p text:style-name="P17"><text:tab/><text:span text:style-name="T45">$ sudo docker rmi </text:span><text:span text:style-name="T48">imagen</text:span></text:p>
        <text:p text:style-name="P16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63">NOTA: </text:p>
              <text:p text:style-name="P63">Para conectar a un registro de imágenes es necesario validarse usando “docker login [registro]:[puerto]</text:p>
            </table:table-cell>
          </table:table-row>
        </table:table>
        <text:p text:style-name="P61"/>
        <text:p text:style-name="P16"><text:span text:style-name="T26"><text:tab/></text:span><text:span text:style-name="T19">Descarga de imágenes:</text:span></text:p>
        <text:p text:style-name="P16"><text:tab/></text:p>
        <text:p text:style-name="P16"><text:tab/>$ sudo docker pull [registro]:[puerto]/[usuario]/[nombre_imagen:etiqueta]</text:p>
        <text:p text:style-name="P16"/>
        <text:p text:style-name="P49"><text:span text:style-name="T25"><text:tab/></text:span>Subida de imágenes:</text:p>
        <text:p text:style-name="P16"><text:tab/></text:p>
        <text:p text:style-name="P77"><text:tab/>$ sudo docker push [registro]:[puerto]/[usuario]/[nombre_imagen:etiqueta]</text:p>
        <text:p text:style-name="P61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64">NOTA: </text:p>
              <text:p text:style-name="P64">Si se omite la etiqueta al usar imágenes, se usará por defecto “latest”</text:p>
            </table:table-cell>
          </table:table-row>
        </table:table>
        <text:p text:style-name="P105"/>
        <text:p text:style-name="P50"><text:span text:style-name="T25"><text:tab/></text:span>Gestión de Etiquetas:</text:p>
        <text:p text:style-name="P24"/>
        <text:p text:style-name="P82"><text:tab/>$ sudo docker tag <text:span text:style-name="T7"><text:s/></text:span>ORIGEN_<text:span text:style-name="T7">[registro]:[puerto]/[usuario]/[nombre_imagen:etiqueta] <text:s/></text:span>DESTINO_<text:span text:style-name="T7">[registro]:[puerto]/[usuario]/[nombre_imagen:etiqueta]</text:span></text:p>
        <text:p text:style-name="P16"/>
        <text:p text:style-name="P51"><text:span text:style-name="T25"><text:tab/></text:span>Guardar/Cargar Imágenes:</text:p>
        <text:p text:style-name="P25"><text:tab/></text:p>
        <text:p text:style-name="P80"><text:tab/>$ sudo docker save [-o fichero_tar] imagen:etiqueta</text:p>
        <text:p text:style-name="P81"><text:tab/></text:p>
        <text:p text:style-name="P81"><text:tab/>$ sudo load &lt; fichero_tar_de_imagen</text:p>
        <text:p text:style-name="P26"/>
        <text:p text:style-name="P52"><text:span text:style-name="T25"><text:tab/></text:span>Búsqueda de imágenes en DockerHub:</text:p>
        <text:p text:style-name="P29"><text:tab/></text:p>
        <text:p text:style-name="P29"><text:tab/><text:span text:style-name="T45">$ sudo docker search patrón_a_buscar</text:span></text:p>
        <text:p text:style-name="P26"/>
        <text:p text:style-name="P26"/>
        <text:p text:style-name="P5">Gestión de Contenedores</text:p>
        <text:p text:style-name="P26"/>
        <text:p text:style-name="P53"><text:soft-page-break/><text:span text:style-name="T25"><text:tab/></text:span>Creación de contenedores:</text:p>
        <text:p text:style-name="P53"/>
        <text:p text:style-name="P26"><text:tab/><text:span text:style-name="T45">$ sudo docker run </text:span></text:p>
        <text:p text:style-name="P83"><text:tab/><text:tab/>[--tty]</text:p>
        <text:p text:style-name="P83"><text:tab/><text:tab/>[--interactive]</text:p>
        <text:p text:style-name="P83"><text:tab/><text:tab/>[--name “<text:span text:style-name="T15">nombre_</text:span>contenedor”]</text:p>
        <text:p text:style-name="P83"><text:tab/><text:tab/>[--detach]</text:p>
        <text:p text:style-name="P83"><text:tab/><text:tab/>[--env variable=valor]</text:p>
        <text:p text:style-name="P83"><text:tab/><text:tab/><text:span text:style-name="T8">[--publish ip_host:puerto_host:puerto_contenedor]</text:span></text:p>
        <text:p text:style-name="P83"><text:tab/><text:tab/><text:span text:style-name="T8">[--publish-all]</text:span></text:p>
        <text:p text:style-name="P83"><text:tab/><text:tab/><text:span text:style-name="T8">[--rm]</text:span></text:p>
        <text:p text:style-name="P83"><text:tab/><text:tab/><text:span text:style-name="T8">[--network=red_especifica]</text:span></text:p>
        <text:p text:style-name="P83"><text:tab/><text:tab/><text:span text:style-name="T8">[–restart always|unless-stopped]</text:span></text:p>
        <text:p text:style-name="P83"><text:tab/><text:tab/><text:span text:style-name="T8">[--volume NOMBRE_VOLUMEN:/_path_punto_montaje_contenedor]</text:span></text:p>
        <text:p text:style-name="P89"><text:tab/><text:tab/>[--volume /_path_origen_datos_host:/_path_punto_montaje_contenedor]</text:p>
        <text:p text:style-name="P89"><text:tab/><text:tab/>[--volume /_path_punto_montaje_contenedor]</text:p>
        <text:p text:style-name="P84"><text:tab/><text:tab/><text:span text:style-name="T7">[registro]:[puerto]/[usuario]/nombre_imagen:etiqueta</text:span></text:p>
        <text:p text:style-name="P85"><text:tab/><text:tab/><text:span text:style-name="T9">[comando y argumentos]</text:span></text:p>
        <text:p text:style-name="P27"/>
        <text:p text:style-name="P54"><text:span text:style-name="T25"><text:tab/></text:span>Parada y arranque de contenedores existentes:</text:p>
        <text:p text:style-name="P30"/>
        <text:p text:style-name="P30"><text:tab/><text:span text:style-name="T45">$ sudo docker start contenedor</text:span></text:p>
        <text:p text:style-name="P90"/>
        <text:p text:style-name="P90"><text:tab/>$ sudo docker stop contenedor</text:p>
        <text:p text:style-name="P90"/>
        <text:p text:style-name="P90"><text:tab/>$ sudo docker restart contenedor</text:p>
        <text:p text:style-name="P90"/>
        <text:p text:style-name="P91"><text:tab/><text:span text:style-name="T12">$ sudo docker kill </text:span>contenedor</text:p>
        <text:p text:style-name="P30"/>
        <text:p text:style-name="P54"><text:span text:style-name="T25"><text:tab/></text:span>Revisión de estado de contenedores:</text:p>
        <text:p text:style-name="P30"/>
        <text:p text:style-name="P30"><text:tab/><text:span text:style-name="T45">$ sudo docker ps [--a</text:span><text:span text:style-name="T51">ll</text:span><text:span text:style-name="T45">] [--q</text:span><text:span text:style-name="T51">uiet</text:span><text:span text:style-name="T45">] </text:span><text:span text:style-name="T51">[ --filter nombre=valor] [--no-trunc]</text:span></text:p>
        <text:p text:style-name="P91"><text:tab/></text:p>
        <text:p text:style-name="P91"><text:tab/>$ sudo docker inspect <text:span text:style-name="T10">[--format formato_salida] </text:span><text:s/>contenedor</text:p>
        <text:p text:style-name="P90"/>
        <text:p text:style-name="P90"><text:tab/><text:span text:style-name="T11">$ sudo docker logs [--follow] [--tail número_líneas] contenedor</text:span></text:p>
        <text:p text:style-name="P30"/>
        <text:p text:style-name="P55"><text:span text:style-name="T25"><text:tab/></text:span>Conectarse a un contendor en ejecución:</text:p>
        <text:p text:style-name="P31"><text:tab/></text:p>
        <text:p text:style-name="P31"><text:tab/><text:span text:style-name="T45">$ sudo docker attach contenedor</text:span></text:p>
        <text:p text:style-name="P95"/>
        <text:p text:style-name="P95"><text:tab/>$ sudo docker exec [--tty] [--interactive] contenedor [comando_con_argumentos]</text:p>
        <text:p text:style-name="P31"/>
        <text:p text:style-name="P31"/>
        <text:p text:style-name="P56"><text:span text:style-name="T25"><text:tab/></text:span>Borrar contenedores existentes:</text:p>
        <text:p text:style-name="P32"><text:tab/></text:p>
        <text:p text:style-name="P32"><text:tab/><text:span text:style-name="T45">$ sudo docker rm [--force] </text:span><text:span text:style-name="T49">[--volumes]</text:span></text:p>
        <text:p text:style-name="P31"/>
        <text:p text:style-name="P46"><text:span text:style-name="T25"><text:tab/></text:span>Revisar cambios realizados en el contenedor respecto de su imagen origen:</text:p>
        <text:p text:style-name="P34"/>
        <text:p text:style-name="P20"><text:tab/><text:span text:style-name="T45">$ sudo docker diff </text:span><text:span text:style-name="T50">contenedor</text:span></text:p>
        <text:p text:style-name="P20"/>
        <text:p text:style-name="P46"><text:span text:style-name="T25"><text:tab/></text:span>Actualizar cambios realizados en contenedor en una imagen:</text:p>
        <text:p text:style-name="P34"/>
        <text:p text:style-name="P73"><text:tab/>$ sudo docker commit <text:span text:style-name="T24">contenedor [registro]:[puerto]/[usuario]/nombre_imagen:etiqueta</text:span></text:p>
        <text:p text:style-name="P20"/>
        <text:p text:style-name="P62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5">NOTA: </text:p>
              <text:p text:style-name="P65">Para referenciar un contenedor podemos usar su nombre<text:span text:style-name="T7"> </text:span>o bien su identificador.</text:p>
            </table:table-cell>
          </table:table-row>
        </table:table>
        <text:p text:style-name="P62"/>
        <text:p text:style-name="P106"><text:tab/></text:p>
        <text:p text:style-name="P6">Gestión de Volúmenes:</text:p>
        <text:p text:style-name="P32"><text:tab/></text:p>
        <text:p text:style-name="P32"><text:tab/><text:span text:style-name="T20">Crear Volumen:</text:span></text:p>
        <text:p text:style-name="P32"><text:tab/></text:p>
        <text:p text:style-name="P93"><text:soft-page-break/><text:tab/>$ <text:span text:style-name="T14">sudo d</text:span>ocker volume create [–driver driver] [--opt valores] [--name nombre_volumen]</text:p>
        <text:p text:style-name="P32"/>
        <text:p text:style-name="P33"><text:tab/><text:span text:style-name="T20">Revisar volúmenes:</text:span></text:p>
        <text:p text:style-name="P33"><text:tab/></text:p>
        <text:p text:style-name="P94"><text:tab/>$ sudo docker volume ls</text:p>
        <text:p text:style-name="P93"/>
        <text:p text:style-name="P93"><text:tab/><text:span text:style-name="T13">$ sudo docker volume <text:s/>inspect nombre_volumen</text:span></text:p>
        <text:p text:style-name="P32"/>
        <text:p text:style-name="P32"><text:tab/><text:span text:style-name="T20">Borrar volúmenes:</text:span></text:p>
        <text:p text:style-name="P32"/>
        <text:p text:style-name="P32"><text:tab/><text:span text:style-name="T49">$ sudo docker volume rn nombre_volumen</text:span></text:p>
        <text:p text:style-name="P30"/>
        <text:p text:style-name="P30"/>
        <text:p text:style-name="P7">Gestión de Comunicaciones:</text:p>
        <text:p text:style-name="P35"><text:tab/></text:p>
        <text:p text:style-name="P35"><text:span text:style-name="T26"><text:tab/></text:span><text:span text:style-name="T19">Creación de redes:</text:span></text:p>
        <text:p text:style-name="P35"><text:tab/></text:p>
        <text:p text:style-name="P35"><text:tab/><text:span text:style-name="T45">$ sudo docker network create [--driver driver] [--opt valores] [--subnet subred] [--gateway gateway] nombre_de_red</text:span></text:p>
        <text:p text:style-name="P35"/>
        <text:p text:style-name="P35"><text:span text:style-name="T26"><text:tab/></text:span><text:span text:style-name="T19">Conectarse a una red existente:</text:span></text:p>
        <text:p text:style-name="P35"><text:tab/></text:p>
        <text:p text:style-name="P96"><text:tab/>$ sudo docker network connect [--ip IP] red contenedor</text:p>
        <text:p text:style-name="P96"/>
        <text:p text:style-name="P96"><text:tab/><text:span text:style-name="T17">$ sudo docker network disconnect [--force] red contenedor</text:span></text:p>
        <text:p text:style-name="P30"/>
        <text:p text:style-name="P30"><text:tab/><text:span text:style-name="T23">Revisión de redes existentes;</text:span></text:p>
        <text:p text:style-name="P30"><text:tab/></text:p>
        <text:p text:style-name="P92"><text:tab/><text:span text:style-name="T16">$ sudo docker network ls</text:span></text:p>
        <text:p text:style-name="P92"/>
        <text:p text:style-name="P98"><text:tab/>$ sudo docker network inspect red</text:p>
        <text:p text:style-name="P30"/>
        <text:p text:style-name="P30"><text:tab/></text:p>
        <text:p text:style-name="P30"/>
        <text:p text:style-name="P9">Clusterización (swarm mode)</text:p>
        <text:p text:style-name="P36"/>
        <text:p text:style-name="P57"><text:span text:style-name="T25"><text:tab/></text:span><text:span text:style-name="T27">Gestión cluster</text:span><text:span text:style-name="T28">:</text:span></text:p>
        <text:p text:style-name="P21"/>
        <text:p text:style-name="P21"><text:tab/><text:span text:style-name="T43">$ sudo </text:span><text:span text:style-name="T41">docker swarm init</text:span></text:p>
        <text:p text:style-name="P67"/>
        <text:p text:style-name="P67"><text:tab/><text:span text:style-name="T28">$ sudo </text:span>docker swarm join-token [worker|manager]</text:p>
        <text:p text:style-name="P67"/>
        <text:p text:style-name="P67"><text:tab/><text:span text:style-name="T28">$ sudo </text:span>docker swarm leave [--force]</text:p>
        <text:p text:style-name="P21"/>
        <text:p text:style-name="P58"><text:span text:style-name="T35"><text:tab/></text:span>Revisión de nodos asociados al cluster</text:p>
        <text:p text:style-name="P36"/>
        <text:p text:style-name="P74"><text:span text:style-name="T28"><text:tab/>$ sudo </text:span>docker node ls</text:p>
        <text:p text:style-name="P74"/>
        <text:p text:style-name="P74"><text:span text:style-name="T28"><text:tab/>$ sudo </text:span>docker node inspect <text:span text:style-name="T28">nodo</text:span></text:p>
        <text:p text:style-name="P21"/>
        <text:p text:style-name="P36"><text:tab/>$ sudo docker node promote|demote nodo</text:p>
        <text:p text:style-name="P36"/>
        <text:p text:style-name="P58"><text:span text:style-name="T25"><text:tab/></text:span>Revisión de tareas desplegadas en un nodo</text:p>
        <text:p text:style-name="P36"/>
        <text:p text:style-name="P21"><text:span text:style-name="T28"><text:tab/></text:span><text:span text:style-name="T52">$ sudo </text:span><text:span text:style-name="T45">docker node ps</text:span></text:p>
        <text:p text:style-name="P21"/>
        <text:p text:style-name="P58"><text:span text:style-name="T25"><text:tab/></text:span>Borrado de nodos del cluster</text:p>
        <text:p text:style-name="P21"/>
        <text:p text:style-name="P21"><text:span text:style-name="T28"><text:tab/></text:span><text:span text:style-name="T52">$ sudo </text:span><text:span text:style-name="T45">docker node rm</text:span></text:p>
        <text:p text:style-name="P21"/>
        <text:p text:style-name="P21"/>
        <text:p text:style-name="P4">Gestión de servicios (swarm mode)</text:p>
        <text:p text:style-name="P21"/>
        <text:p text:style-name="P59"><text:span text:style-name="T25"><text:tab/></text:span>Creación de servicios</text:p>
        <text:p text:style-name="P37"/>
        <text:p text:style-name="P22"><text:span text:style-name="T18"><text:tab/></text:span><text:span text:style-name="T53">$ sudo </text:span><text:span text:style-name="T45">docker service create </text:span></text:p>
        <text:p text:style-name="P86"><text:soft-page-break/><text:tab/><text:tab/>[--tty]</text:p>
        <text:p text:style-name="P86"><text:tab/><text:tab/>[--interactive]</text:p>
        <text:p text:style-name="P86"><text:tab/><text:tab/>[--name “<text:span text:style-name="T15">nombre_</text:span>contenedor”]</text:p>
        <text:p text:style-name="P86"><text:tab/><text:tab/>[--<text:span text:style-name="T18">mode replicated|global</text:span>]</text:p>
        <text:p text:style-name="P86"><text:tab/><text:tab/>[--env variable=valor]</text:p>
        <text:p text:style-name="P86"><text:tab/><text:tab/><text:span text:style-name="T8">[--publish ip_host:puerto_host:puerto_contenedor]</text:span></text:p>
        <text:p text:style-name="P86"><text:tab/><text:tab/><text:span text:style-name="T8">[--replicas número_de_réplicas]</text:span></text:p>
        <text:p text:style-name="P86"><text:tab/><text:tab/><text:span text:style-name="T8">[--rm]</text:span></text:p>
        <text:p text:style-name="P86"><text:tab/><text:tab/><text:span text:style-name="T8">[--network red_específica]</text:span></text:p>
        <text:p text:style-name="P86"><text:tab/><text:tab/><text:span text:style-name="T8">[--restart-condition none|on-failure|any]</text:span></text:p>
        <text:p text:style-name="P87"><text:tab/><text:tab/><text:span text:style-name="T8">[--mount type=volume,source=volumen_origen,destination=/_path_interno_contenedor]</text:span></text:p>
        <text:p text:style-name="P88"><text:tab/><text:tab/><text:span text:style-name="T24">[registro]:[puerto]/[usuario]/nombre_imagen:etiqueta</text:span></text:p>
        <text:p text:style-name="P86"><text:tab/><text:tab/><text:span text:style-name="T9">[comando y argumentos]</text:span></text:p>
        <text:p text:style-name="P28"/>
        <text:p text:style-name="P37"><text:tab/><text:span text:style-name="T19">Revisión de servicios existentes y tareas asociadas</text:span></text:p>
        <text:p text:style-name="P37"><text:tab/></text:p>
        <text:p text:style-name="P37"><text:tab/><text:span text:style-name="T45">$ sudo docker service ls</text:span></text:p>
        <text:p text:style-name="P97"/>
        <text:p text:style-name="P97"><text:tab/>$ sudo docker service inspect servicio</text:p>
        <text:p text:style-name="P37"/>
        <text:p text:style-name="P37"><text:tab/><text:span text:style-name="T45">$ sudo docker service ps servicio</text:span></text:p>
        <text:p text:style-name="P37"/>
        <text:p text:style-name="P37"/>
        <text:p text:style-name="P37"><text:tab/><text:span text:style-name="T19">Escalado de tareas asociadas a servicios</text:span></text:p>
        <text:p text:style-name="P37"/>
        <text:p text:style-name="P37"><text:tab/><text:span text:style-name="T45">$ sudo docker service scale servicio=número_de_tareas</text:span></text:p>
        <text:p text:style-name="P37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NOTA:</text:p>
              <text:p text:style-name="P38">“docker service update” permite actualizar parámetros (e incluso la imagen asociada para la creación de tareas) relativos al servicio.</text:p>
            </table:table-cell>
          </table:table-row>
        </table:table>
        <text:p text:style-name="P37"/>
        <text:p text:style-name="P37"/>
        <text:p text:style-name="P37"><text:tab/><text:span text:style-name="T19">Borrar servicio creado</text:span></text:p>
        <text:p text:style-name="P37"/>
        <text:p text:style-name="P37"><text:tab/><text:span text:style-name="T45">$ sudo docker service rm servicio</text:span></text:p>
        <text:p text:style-name="P37"/>
        <text:p text:style-name="P37"/>
        <text:p text:style-name="P37"/>
        <text:p text:style-name="P8">Aplicaciones multicontenedor</text:p>
        <text:p text:style-name="P3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NOTA: </text:p>
              <text:p text:style-name="P38">swarm mode no soporta docker-compose V1 y V2 <text:span text:style-name="T57">(la aplicación se despliega en un único host)</text:span>. En docker 1.13 se añade la capacidad de carga de ficheros V3.</text:p>
              <text:p text:style-name="P44">No se muestran en esta guía entradas para application bundle debido a su estado experimental y que no soporta volúmenes (Diciembre 2016).</text:p>
            </table:table-cell>
          </table:table-row>
        </table:table>
        <text:p text:style-name="P37"/>
        <text:p text:style-name="P60">Despliegue de stack completo de servicios para una aplicación multicontenedor en swarm mode</text:p>
        <text:p text:style-name="P60"/>
        <text:p text:style-name="P37"><text:tab/><text:span text:style-name="T52">$ sudo docker stack deploy --compose-file fichero_compose_V3.yml nombre_stack</text:span></text:p>
        <text:p text:style-name="P37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0">NOTA:</text:p>
              <text:p text:style-name="P40">En caso de no usar swarm mode, docker-compose puede usar versiones anteriores a V3.</text:p>
            </table:table-cell>
          </table:table-row>
        </table:table>
        <text:p text:style-name="P39"/>
        <text:p text:style-name="P39"><text:tab/><text:span text:style-name="T19">Despliegue aplicación multicontenedor (V1, V2)</text:span></text:p>
        <text:p text:style-name="P60"/>
        <text:p text:style-name="P39"><text:tab/><text:span text:style-name="T45">$ sudo docker-compose [-p nombre_proyecto] [-f nombre_fichero] up [-d]</text:span></text:p>
        <text:p text:style-name="P99"/>
        <text:p text:style-name="P39"><text:s/><text:tab/><text:span text:style-name="T19">Borrado de aplicación multicontenedor (V1, V2)</text:span></text:p>
        <text:p text:style-name="P60"/>
        <text:p text:style-name="P39"><text:tab/><text:span text:style-name="T45">$ sudo docker-compose [-p nombre_proyecto] [-f nombre_fichero] down</text:span></text:p>
        <text:p text:style-name="P39"/>
        <text:p text:style-name="P39"><text:tab/><text:span text:style-name="T19">Arranque/Parada de aplicación ya desplegada (V1, V2)</text:span></text:p>
        <text:p text:style-name="P39"><text:soft-page-break/><text:tab/></text:p>
        <text:p text:style-name="P39"><text:tab/><text:span text:style-name="T45">$ sudo docker-compose [-p nombre_proyecto] [-f nombre_fichero] start|stop|restart</text:span></text:p>
        <text:p text:style-name="P39"/>
        <text:p text:style-name="P39"><text:tab/><text:span text:style-name="T19">Revisión de logs de aplicativo</text:span></text:p>
        <text:p text:style-name="P39"/>
        <text:p text:style-name="P39"><text:tab/><text:span text:style-name="T45">$ sudo docker-compose [-p nombre_proyecto] [-f nombre_fichero] logs</text:span></text:p>
        <text:p text:style-name="P97"/>
        <text:p text:style-name="P39"><text:tab/><text:span text:style-name="T19">Revisión de contenedores/servicios de aplicativo</text:span></text:p>
        <text:p text:style-name="P39"/>
        <text:p text:style-name="P39"><text:tab/><text:span text:style-name="T45">$ sudo docker-compose [-p nombre_proyecto] [-f nombre_fichero] ps</text:span></text:p>
        <text:p text:style-name="P99"/>
        <text:p text:style-name="P99"><text:tab/>$ sudo docker-compose [-p nombre_proyecto] [-f nombre_fichero] config [--services]</text:p>
        <text:p text:style-name="P39"/>
        <text:p text:style-name="P39"><text:tab/><text:span text:style-name="T19">Escalado de servicios asociados a una aplicación</text:span></text:p>
        <text:p text:style-name="P39"/>
        <text:p text:style-name="P39"><text:tab/><text:span text:style-name="T45">$ sudo docker-compose [-p nombre_proyecto] [-f nombre_fichero] scale nombre_servicio=número_de_contenedores_a_levantar</text:span></text:p>
        <text:p text:style-name="P99"/>
        <text:p text:style-name="P39"/>
        <text:p text:style-name="P10">Referencia rápida Dockerfile</text:p>
        <text:p text:style-name="P41"/>
        <text:p text:style-name="P42"><text:tab/><text:span text:style-name="T54">FROM</text:span><text:span text:style-name="T41"> </text:span><text:span text:style-name="T42">[registro]:[puerto]/[usuario]/nombre_imagen:etiqueta</text:span></text:p>
        <text:p text:style-name="P69"/>
        <text:p text:style-name="P69"><text:tab/><text:span text:style-name="T29">RUN</text:span> <text:span text:style-name="T36">comandos_a_ejecutar_para_completar_la_imagen</text:span></text:p>
        <text:p text:style-name="P69"><text:tab/></text:p>
        <text:p text:style-name="P69"><text:tab/><text:span text:style-name="T29">ADD</text:span> <text:span text:style-name="T36">origen(puede ser_una_url_con_ficheros_empaquetados) destino</text:span></text:p>
        <text:p text:style-name="P69"/>
        <text:p text:style-name="P69"><text:tab/><text:span text:style-name="T29">COPY</text:span> <text:span text:style-name="T36">origen(path_relativo) destino</text:span></text:p>
        <text:p text:style-name="P69"/>
        <text:p text:style-name="P69"><text:tab/><text:span text:style-name="T29">ENV</text:span> <text:span text:style-name="T36">variable valor</text:span></text:p>
        <text:p text:style-name="P69"/>
        <text:p text:style-name="P69"><text:tab/><text:span text:style-name="T29">ENTRYPOINT</text:span> <text:span text:style-name="T36">path_completo_al_ejecutable_</text:span></text:p>
        <text:p text:style-name="P69"/>
        <text:p text:style-name="P69"><text:tab/><text:span text:style-name="T29">CMD</text:span> <text:span text:style-name="T36">comandos_o_argumentos_para _entrypoint</text:span></text:p>
        <text:p text:style-name="P69"/>
        <text:p text:style-name="P69"><text:tab/><text:span text:style-name="T29">EXPOSE</text:span> <text:span text:style-name="T36">puerto_de_aplicativo_a_exponer_al_mundo</text:span></text:p>
        <text:p text:style-name="P69"/>
        <text:p text:style-name="P69"><text:tab/><text:span text:style-name="T29">VOLUME</text:span> <text:span text:style-name="T37">path_de_contendio_de_datos_que_se_usará_como_volumen</text:span></text:p>
        <text:p text:style-name="P69"/>
        <text:p text:style-name="P69"><text:tab/><text:span text:style-name="T30">WORKDIR</text:span><text:span text:style-name="T37"> path_de_trabajo_para_las_siguientes_sentencias_en_la_imagen</text:span></text:p>
        <text:p text:style-name="P41"/>
        <text:p text:style-name="P69"><text:tab/><text:span text:style-name="T34">USER</text:span><text:span text:style-name="T38"> usuario_que_ejecutará_las_siguientes_sentencias</text:span></text:p>
        <text:p text:style-name="P41"><text:tab/></text:p>
        <text:p text:style-name="P41"/>
        <text:p text:style-name="P11">Referencia Rápida docker-compose.yml</text:p>
        <text:p text:style-name="P41"><text:tab/></text:p>
        <text:p text:style-name="P43"><text:tab/><text:span text:style-name="T55">version</text:span><text:span text:style-name="T44"> version_entre_comillas (1,2 o 3)</text:span></text:p>
        <text:p text:style-name="P68"><text:tab/></text:p>
        <text:p text:style-name="P68"><text:tab/><text:span text:style-name="T33">services</text:span><text:span text:style-name="T57"> comienza_la_definición_de_servicios</text:span></text:p>
        <text:p text:style-name="P68"><text:tab/></text:p>
        <text:p text:style-name="P68"><text:tab/><text:span text:style-name="T33">name</text:span><text:span text:style-name="T57"> nombre_del_servicio_(si no se especifica nada, tomará el nombre de la definición)</text:span></text:p>
        <text:p text:style-name="P68"/>
        <text:p text:style-name="P68"><text:span text:style-name="T39"><text:tab/></text:span><text:span text:style-name="T31">build</text:span><text:span text:style-name="T39"> directorio_de_datos_para_creación_de_imagen_de_servicio</text:span></text:p>
        <text:p text:style-name="P69"/>
        <text:p text:style-name="P69"><text:tab/><text:span text:style-name="T31">image</text:span><text:span text:style-name="T39"><text:tab/>imagen_de_referencia_para_el_servicio</text:span></text:p>
        <text:p text:style-name="P69"/>
        <text:p text:style-name="P69"><text:tab/><text:span text:style-name="T32">depends_on</text:span><text:tab/><text:span text:style-name="T40">nombre_del_servicio_del_que_depende</text:span></text:p>
        <text:p text:style-name="P69"/>
        <text:p text:style-name="P69"><text:tab/><text:span text:style-name="T31">command</text:span><text:span text:style-name="T39"> argumento_o_comandos_a_pasar_al_entrypoint_de_la_imagen</text:span></text:p>
        <text:p text:style-name="P69"/>
        <text:p text:style-name="P100"><text:tab/><text:span text:style-name="T32">environment</text:span><text:span text:style-name="T40"> lista_con_variables_definidas_para_el_servicio</text:span></text:p>
        <text:p text:style-name="P69"/>
        <text:p text:style-name="P70"><text:tab/><text:span text:style-name="T32">labels</text:span><text:span text:style-name="T40"> lista_con_etiquetas_para_el_servicio</text:span></text:p>
        <text:p text:style-name="P69"><text:tab/></text:p>
        <text:p text:style-name="P69"><text:tab/><text:span text:style-name="T32">networks</text:span><text:span text:style-name="T40"> lista_con_las_redes_disponibles_para_el_servicio</text:span></text:p>
        <text:p text:style-name="P69"/>
        <text:p text:style-name="P69"><text:tab/><text:span text:style-name="T32">ports</text:span><text:span text:style-name="T40"> lista_con_los_puertos_a_exponer_al_mundo</text:span></text:p>
        <text:p text:style-name="P69"/>
        <text:p text:style-name="P69"><text:tab/><text:span text:style-name="T32">volumes</text:span><text:span text:style-name="T40"> lista_con_los_volúmenes_disponibles_para_el_servicio_y_opcione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84005"/>
    </style:style>
    <style:style style:name="MP2" style:family="paragraph" style:parent-style-name="Header">
      <style:paragraph-properties fo:text-align="end" style:justify-single-word="false"/>
      <style:text-properties officeooo:rsid="00266a75" officeooo:paragraph-rsid="00266a75"/>
    </style:style>
    <style:style style:name="MT1" style:family="text">
      <style:text-properties style:font-name="Arial Black" fo:font-size="15pt" style:text-underline-style="none" fo:font-weight="bold" officeooo:rsid="00284005" style:font-size-asian="15pt" style:font-weight-asian="bold" style:font-size-complex="15pt" style:font-weight-complex="bold"/>
    </style:style>
    <style:style style:name="MT2" style:family="text">
      <style:text-properties style:font-name="Arial Black" fo:font-size="15pt" style:text-underline-style="none" fo:font-weight="bold" officeooo:rsid="00266a75" style:font-size-asian="15pt" style:font-weight-asian="bold" style:font-size-complex="15pt" style:font-weight-complex="bold"/>
    </style:style>
    <style:style style:name="MT3" style:family="text">
      <style:text-properties style:font-name="Arial Black" fo:font-size="10pt" style:text-underline-style="none" fo:font-weight="normal" officeooo:rsid="00284005" style:font-size-asian="10pt" style:font-weight-asian="normal" style:font-size-complex="10pt" style:font-weight-complex="normal"/>
    </style:style>
    <style:style style:name="MT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>
      <style:header>
        <text:p text:style-name="MP1"><text:span text:style-name="MT1">Referencia</text:span><text:span text:style-name="MT2"> Rápida Docker <text:tab/><text:tab/></text:span><text:a xlink:type="simple" xlink:href="https://github.com/frjaraur/DockerQuickReference" text:style-name="Internet_20_link" text:visited-style-name="Visited_20_Internet_20_Link"><text:span text:style-name="MT3">frjaraur/DockerQuickReference</text:span></text:a></text:p>
      </style:header>
    </style:master-page>
    <style:master-page style:name="Landscape" style:page-layout-name="Mpm2">
      <style:header>
        <text:p text:style-name="MP2"><draw:a xlink:type="simple" xlink:href="https://github.com/frjaraur"><draw:frame draw:style-name="Mfr1" draw:name="Image1" text:anchor-type="paragraph" svg:x="9.2417in" svg:y="-0.0575in" svg:width="0.2543in" svg:height="0.2543in" draw:z-index="4"><draw:image xlink:href="Pictures/100002010000023000000230FB745593863BE881.png" xlink:type="simple" xlink:show="embed" xlink:actuate="onLoad"/></draw:frame></draw:a><text:span text:style-name="MT4">frjaraur</text:span><text:span text:style-name="MT5"> V1.0</text:span></text:p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2:43:06.988071679</meta:creation-date>
    <dc:date>2016-12-18T16:08:21.147189575</dc:date>
    <meta:editing-duration>PT1H53M12S</meta:editing-duration>
    <meta:editing-cycles>25</meta:editing-cycles>
    <meta:generator>LibreOffice/5.1.4.2$Linux_X86_64 LibreOffice_project/10m0$Build-2</meta:generator>
    <meta:document-statistic meta:table-count="8" meta:image-count="1" meta:object-count="0" meta:page-count="6" meta:paragraph-count="234" meta:word-count="1124" meta:character-count="9772" meta:non-whitespace-character-count="8660"/>
  </office:meta>
</office:document-meta>
</file>